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adornments="Normal" style:font-family-generic="swiss" style:font-pitch="variable"/>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color="#c9211e" loext:opacity="100%" style:font-name="Arial Black" fo:font-size="16pt" officeooo:rsid="00041795" officeooo:paragraph-rsid="00041795" style:font-size-asian="16pt" style:font-size-complex="16pt"/>
    </style:style>
    <style:style style:name="P2" style:family="paragraph" style:parent-style-name="Footer">
      <style:paragraph-properties fo:text-align="end" style:justify-single-word="false"/>
      <style:text-properties officeooo:rsid="00041795" officeooo:paragraph-rsid="00041795"/>
    </style:style>
    <style:style style:name="P3" style:family="paragraph" style:parent-style-name="Text_20_body">
      <style:paragraph-properties fo:margin-left="0cm" fo:margin-right="0cm" fo:text-indent="0cm" style:auto-text-indent="false" style:writing-mode="lr-tb"/>
      <style:text-properties style:font-name="Arial Black"/>
    </style:style>
    <style:style style:name="P4" style:family="paragraph" style:parent-style-name="Heading_20_2">
      <style:text-properties officeooo:paragraph-rsid="0007a831"/>
    </style:style>
    <style:style style:name="P5" style:family="paragraph" style:parent-style-name="Heading_20_2">
      <style:text-properties fo:color="#000000" loext:opacity="100%" style:font-name="Arial" fo:font-size="12pt" fo:font-style="normal" fo:font-weight="normal" officeooo:rsid="0007a831" officeooo:paragraph-rsid="0007a831"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6" style:family="paragraph" style:parent-style-name="Heading_20_2">
      <style:text-properties style:font-name="Liberation Sans" fo:font-size="16pt" fo:font-weight="bold" style:font-name-asian="Microsoft YaHei" style:font-size-asian="16pt" style:font-weight-asian="bold" style:font-name-complex="Arial1" style:font-size-complex="16pt" style:font-weight-complex="bold"/>
    </style:style>
    <style:style style:name="P7" style:family="paragraph" style:parent-style-name="Heading_20_2">
      <style:text-properties fo:color="#2a6099" loext:opacity="100%"/>
    </style:style>
    <style:style style:name="P8" style:family="paragraph" style:parent-style-name="Heading_20_2">
      <style:text-properties fo:color="#2a6099" loext:opacity="100%" fo:font-weight="bold" style:font-weight-asian="bold" style:font-weight-complex="bold"/>
    </style:style>
    <style:style style:name="P9" style:family="paragraph" style:parent-style-name="Heading_20_3">
      <style:text-properties officeooo:rsid="000bb5db" officeooo:paragraph-rsid="000ec03c"/>
    </style:style>
    <style:style style:name="P10" style:family="paragraph" style:parent-style-name="Heading_20_3">
      <style:text-properties fo:color="#000000" loext:opacity="100%" style:font-name="Arial" fo:font-size="12pt" fo:font-style="normal" fo:font-weight="normal" officeooo:rsid="000ec03c" officeooo:paragraph-rsid="000ec03c"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Heading_20_3">
      <style:text-properties officeooo:paragraph-rsid="000ec03c"/>
    </style:style>
    <style:style style:name="P12" style:family="paragraph" style:parent-style-name="Heading_20_3">
      <style:text-properties fo:color="#2a6099" loext:opacity="100%" officeooo:rsid="000bb5db" officeooo:paragraph-rsid="000bb5db"/>
    </style:style>
    <style:style style:name="P13" style:family="paragraph" style:parent-style-name="Standard">
      <style:paragraph-properties style:line-height-at-least="0.503cm"/>
      <style:text-properties fo:color="#d4d4d4" loext:opacity="100%" fo:background-color="#1e1e1e"/>
    </style:style>
    <style:style style:name="P14" style:family="paragraph" style:parent-style-name="Standard">
      <style:paragraph-properties style:line-height-at-least="0.503cm"/>
      <style:text-properties fo:color="#000000" loext:opacity="100%" style:font-name="Arial" fo:font-size="12pt" fo:font-style="normal" fo:font-weight="normal" officeooo:rsid="000ec03c"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bold" officeooo:rsid="000ec03c" officeooo:paragraph-rsid="000ec03c" fo:background-color="transparent" style:font-name-asian="Microsoft YaHei" style:font-size-asian="10.5pt" style:font-style-asian="normal" style:font-weight-asian="bold" style:font-name-complex="Arial1" style:font-size-complex="12pt" style:font-style-complex="normal" style:font-weight-complex="bold"/>
    </style:style>
    <style:style style:name="P16" style:family="paragraph" style:parent-style-name="Standard">
      <style:paragraph-properties style:line-height-at-least="0.503cm"/>
      <style:text-properties fo:color="#000000" loext:opacity="100%" style:font-name="Arial" fo:font-size="12pt" fo:font-style="normal" fo:font-weight="bold" officeooo:rsid="000ec03c" fo:background-color="transparent" style:font-name-asian="Microsoft YaHei" style:font-size-asian="10.5pt" style:font-style-asian="normal" style:font-weight-asian="bold" style:font-name-complex="Arial1" style:font-size-complex="12pt" style:font-style-complex="normal" style:font-weight-complex="bold"/>
    </style:style>
    <style:style style:name="P17" style:family="paragraph" style:parent-style-name="Standard">
      <style:paragraph-properties style:line-height-at-least="0.503cm"/>
      <style:text-properties fo:color="#000000" loext:opacity="100%" style:font-name="Arial" fo:font-size="12pt" fo:font-style="normal" fo:font-weight="bold" officeooo:rsid="000ec03c" officeooo:paragraph-rsid="000f5ab4" fo:background-color="transparent" style:font-name-asian="Microsoft YaHei" style:font-size-asian="10.5pt" style:font-style-asian="normal" style:font-weight-asian="bold" style:font-name-complex="Arial1" style:font-size-complex="12pt" style:font-style-complex="normal" style:font-weight-complex="bold"/>
    </style:style>
    <style:style style:name="P18" style:family="paragraph" style:parent-style-name="Standard">
      <style:text-properties fo:color="#000000" loext:opacity="100%" style:font-name="Arial" fo:font-size="12pt" fo:font-style="normal" fo:font-weight="bold" officeooo:rsid="000ec03c" officeooo:paragraph-rsid="000f5ab4" fo:background-color="transparent" style:font-name-asian="Microsoft YaHei" style:font-size-asian="10.5pt" style:font-style-asian="normal" style:font-weight-asian="bold" style:font-name-complex="Arial1" style:font-size-complex="12pt" style:font-style-complex="normal" style:font-weight-complex="bold"/>
    </style:style>
    <style:style style:name="P19" style:family="paragraph" style:parent-style-name="Standard">
      <style:paragraph-properties style:line-height-at-least="0.503cm"/>
      <style:text-properties fo:color="#000000" loext:opacity="100%" style:font-name="Arial" fo:font-size="12pt" fo:font-style="normal" fo:font-weight="bold" officeooo:rsid="000f5ab4" officeooo:paragraph-rsid="000f5ab4" fo:background-color="transparent" style:font-name-asian="Microsoft YaHei" style:font-size-asian="10.5pt" style:font-style-asian="normal" style:font-weight-asian="bold" style:font-name-complex="Arial1" style:font-size-complex="12pt" style:font-style-complex="normal" style:font-weight-complex="bold"/>
    </style:style>
    <style:style style:name="P20" style:family="paragraph" style:parent-style-name="Standard">
      <style:paragraph-properties style:line-height-at-least="0.503cm"/>
      <style:text-properties fo:color="#000000" loext:opacity="100%" style:font-name="Arial" fo:font-size="12pt" fo:font-weight="bold" officeooo:paragraph-rsid="000f5ab4" fo:background-color="transparent"/>
    </style:style>
    <style:style style:name="P21" style:family="paragraph" style:parent-style-name="Text_20_body">
      <style:paragraph-properties fo:margin-left="0cm" fo:margin-right="0cm" fo:text-indent="0cm" style:auto-text-indent="false" style:writing-mode="lr-tb"/>
      <style:text-properties fo:color="#000000" loext:opacity="100%" style:font-name="Arial" officeooo:rsid="0004e162" officeooo:paragraph-rsid="0004e162"/>
    </style:style>
    <style:style style:name="P22" style:family="paragraph" style:parent-style-name="Text_20_body">
      <style:paragraph-properties fo:margin-left="0cm" fo:margin-right="0cm" fo:text-indent="0cm" style:auto-text-indent="false" style:writing-mode="lr-tb"/>
      <style:text-properties fo:color="#000000" loext:opacity="100%" style:font-name="Arial" officeooo:rsid="0006aefd" officeooo:paragraph-rsid="0006aefd"/>
    </style:style>
    <style:style style:name="P23" style:family="paragraph" style:parent-style-name="Text_20_body">
      <style:text-properties fo:color="#000000" loext:opacity="100%" style:font-name="Arial" fo:font-size="12pt" fo:font-style="normal" fo:font-weight="normal" officeooo:rsid="000bb5db" officeooo:paragraph-rsid="000e54d9"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Text_20_body">
      <style:text-properties fo:color="#000000" loext:opacity="100%" style:font-name="Arial" fo:font-size="12pt" fo:font-style="normal" fo:font-weight="normal" officeooo:rsid="000ec03c" officeooo:paragraph-rsid="000ec03c"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Text_20_body">
      <style:text-properties fo:color="#000000" loext:opacity="100%" style:font-name="Arial" fo:font-size="12pt" fo:font-style="normal" fo:font-weight="normal" officeooo:rsid="000f5ab4" officeooo:paragraph-rsid="000f5ab4"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Text_20_body">
      <style:paragraph-properties fo:margin-left="0cm" fo:margin-right="0cm" fo:text-indent="0cm" style:auto-text-indent="false" style:writing-mode="lr-tb"/>
      <style:text-properties fo:color="#000000" loext:opacity="100%" style:font-name="Arial Black"/>
    </style:style>
    <style:style style:name="P27" style:family="paragraph" style:parent-style-name="Text_20_body">
      <style:text-properties fo:color="#000000" loext:opacity="100%" style:font-name="Liberation Sans" fo:font-size="16pt" fo:font-style="normal" fo:font-weight="bold" officeooo:rsid="000ec03c" officeooo:paragraph-rsid="000ec03c" fo:background-color="transparent" style:font-name-asian="Microsoft YaHei" style:font-size-asian="16pt" style:font-style-asian="normal" style:font-weight-asian="bold" style:font-name-complex="Arial1" style:font-size-complex="16pt" style:font-style-complex="normal" style:font-weight-complex="bold"/>
    </style:style>
    <style:style style:name="P28" style:family="paragraph" style:parent-style-name="Text_20_body">
      <style:text-properties officeooo:paragraph-rsid="0007a831"/>
    </style:style>
    <style:style style:name="P29" style:family="paragraph" style:parent-style-name="Text_20_body">
      <style:text-properties officeooo:rsid="00082755" officeooo:paragraph-rsid="00082755"/>
    </style:style>
    <style:style style:name="P30" style:family="paragraph" style:parent-style-name="Text_20_body">
      <style:text-properties officeooo:paragraph-rsid="0009e202"/>
    </style:style>
    <style:style style:name="P31" style:family="paragraph" style:parent-style-name="Text_20_body">
      <style:text-properties officeooo:rsid="000bb5db" officeooo:paragraph-rsid="000bb5db"/>
    </style:style>
    <style:style style:name="P32" style:family="paragraph" style:parent-style-name="Text_20_body">
      <style:text-properties officeooo:rsid="000bb5db" officeooo:paragraph-rsid="000da9ce"/>
    </style:style>
    <style:style style:name="P33" style:family="paragraph" style:parent-style-name="Text_20_body">
      <style:text-properties officeooo:paragraph-rsid="000ec03c"/>
    </style:style>
    <style:style style:name="P34" style:family="paragraph" style:parent-style-name="Text_20_body">
      <style:text-properties fo:color="#2a6099" loext:opacity="100%" style:font-name="Arial" fo:font-size="12pt" fo:font-style="normal" fo:font-weight="bold" officeooo:rsid="000f5ab4" officeooo:paragraph-rsid="000f5ab4" fo:background-color="transparent" style:font-name-asian="Microsoft YaHei" style:font-size-asian="10.5pt" style:font-style-asian="normal" style:font-weight-asian="bold" style:font-name-complex="Arial1" style:font-size-complex="12pt" style:font-style-complex="normal" style:font-weight-complex="bold"/>
    </style:style>
    <style:style style:name="T1" style:family="text">
      <style:text-properties fo:color="#c9211e" loext:opacity="100%" style:font-name="Arial Black"/>
    </style:style>
    <style:style style:name="T2" style:family="text">
      <style:text-properties fo:color="#000000" loext:opacity="100%"/>
    </style:style>
    <style:style style:name="T3" style:family="text">
      <style:text-properties fo:color="#000000" loext:opacity="100%" officeooo:rsid="0004e162"/>
    </style:style>
    <style:style style:name="T4" style:family="text">
      <style:text-properties fo:color="#000000" loext:opacity="100%" style:font-name="Arial" fo:font-size="12pt" fo:font-style="normal" fo:font-weight="normal" officeooo:rsid="00082755" fo:background-color="transparent" loext:char-shading-value="0"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fo:background-color="transparent" loext:char-shading-value="0"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09e202" fo:background-color="transparent" loext:char-shading-value="0"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0ac93e" fo:background-color="transparent" loext:char-shading-value="0"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0da9ce" fo:background-color="transparent" loext:char-shading-value="0"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0e54d9" fo:background-color="transparent" loext:char-shading-value="0"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bold" officeooo:rsid="0007a831" fo:background-color="transparent" loext:char-shading-value="0" style:font-name-asian="Microsoft YaHei" style:font-size-asian="10.5pt" style:font-style-asian="normal" style:font-weight-asian="bold" style:font-name-complex="Arial1" style:font-size-complex="12pt" style:font-style-complex="normal" style:font-weight-complex="bold"/>
    </style:style>
    <style:style style:name="T11" style:family="text">
      <style:text-properties fo:color="#000000" loext:opacity="100%" style:font-name="Arial" fo:font-size="12pt" fo:font-style="normal" fo:font-weight="bold" fo:background-color="transparent" loext:char-shading-value="0" style:font-name-asian="Microsoft YaHei" style:font-size-asian="10.5pt" style:font-style-asian="normal" style:font-weight-asian="bold" style:font-name-complex="Arial1" style:font-size-complex="12pt" style:font-style-complex="normal" style:font-weight-complex="bold"/>
    </style:style>
    <style:style style:name="T12" style:family="text">
      <style:text-properties fo:color="#000000" loext:opacity="100%" style:font-name="Arial" fo:font-size="12pt" fo:font-style="normal" fo:font-weight="bold" officeooo:rsid="0009e202" fo:background-color="transparent" loext:char-shading-value="0" style:font-name-asian="Microsoft YaHei" style:font-size-asian="10.5pt" style:font-style-asian="normal" style:font-weight-asian="bold" style:font-name-complex="Arial1" style:font-size-complex="12pt" style:font-style-complex="normal" style:font-weight-complex="bold"/>
    </style:style>
    <style:style style:name="T13" style:family="text">
      <style:text-properties fo:color="#000000" loext:opacity="100%" style:font-name="Arial" fo:font-size="12pt" fo:font-style="normal" fo:font-weight="bold" officeooo:rsid="000ac93e" fo:background-color="transparent" loext:char-shading-value="0" style:font-name-asian="Microsoft YaHei" style:font-size-asian="10.5pt" style:font-style-asian="normal" style:font-weight-asian="bold" style:font-name-complex="Arial1" style:font-size-complex="12pt" style:font-style-complex="normal" style:font-weight-complex="bold"/>
    </style:style>
    <style:style style:name="T14" style:family="text">
      <style:text-properties fo:color="#000000" loext:opacity="100%" style:font-name="Arial" fo:font-size="12pt" fo:font-style="normal" fo:font-weight="bold" officeooo:rsid="000da9ce" fo:background-color="transparent" loext:char-shading-value="0" style:font-name-asian="Microsoft YaHei" style:font-size-asian="10.5pt" style:font-style-asian="normal" style:font-weight-asian="bold" style:font-name-complex="Arial1" style:font-size-complex="12pt" style:font-style-complex="normal" style:font-weight-complex="bold"/>
    </style:style>
    <style:style style:name="T15" style:family="text">
      <style:text-properties fo:color="#000000" loext:opacity="100%" style:font-name="Arial" fo:font-size="12pt" fo:font-style="normal" fo:font-weight="bold" officeooo:rsid="000e54d9" fo:background-color="transparent" loext:char-shading-value="0" style:font-name-asian="Microsoft YaHei" style:font-size-asian="10.5pt" style:font-style-asian="normal" style:font-weight-asian="bold" style:font-name-complex="Arial1" style:font-size-complex="12pt" style:font-style-complex="normal" style:font-weight-complex="bold"/>
    </style:style>
    <style:style style:name="T16" style:family="text">
      <style:text-properties fo:color="#000000" loext:opacity="100%" fo:font-style="normal" fo:background-color="transparent" loext:char-shading-value="0" style:font-style-asian="normal" style:font-style-complex="normal"/>
    </style:style>
    <style:style style:name="T17" style:family="text">
      <style:text-properties fo:color="#000000" loext:opacity="100%" fo:font-style="normal" officeooo:rsid="000ac93e" fo:background-color="transparent" loext:char-shading-value="0" style:font-style-asian="normal" style:font-style-complex="normal"/>
    </style:style>
    <style:style style:name="T18" style:family="text">
      <style:text-properties fo:color="#000000" loext:opacity="100%" style:font-name="Liberation Sans" fo:font-size="16pt" fo:font-style="normal" fo:font-weight="bold" officeooo:rsid="000e54d9" fo:background-color="transparent" loext:char-shading-value="0" style:font-name-asian="Microsoft YaHei" style:font-size-asian="16pt" style:font-style-asian="normal" style:font-weight-asian="bold" style:font-name-complex="Arial1" style:font-size-complex="16pt" style:font-style-complex="normal" style:font-weight-complex="bold"/>
    </style:style>
    <style:style style:name="T19" style:family="text">
      <style:text-properties fo:color="#000000" loext:opacity="100%" style:font-name="Liberation Sans" fo:font-size="16pt" fo:font-style="normal" fo:font-weight="bold" officeooo:rsid="000bb5db" fo:background-color="transparent" loext:char-shading-value="0" style:font-name-asian="Microsoft YaHei" style:font-size-asian="16pt" style:font-style-asian="normal" style:font-weight-asian="bold" style:font-name-complex="Arial1" style:font-size-complex="16pt" style:font-style-complex="normal" style:font-weight-complex="bold"/>
    </style:style>
    <style:style style:name="T20" style:family="text">
      <style:text-properties fo:color="#000000" loext:opacity="100%" style:font-name="Liberation Sans" fo:font-size="16pt" fo:font-style="normal" fo:background-color="transparent" loext:char-shading-value="0" style:font-name-asian="Microsoft YaHei" style:font-size-asian="16pt" style:font-style-asian="normal" style:font-name-complex="Arial1" style:font-size-complex="16pt" style:font-style-complex="normal"/>
    </style:style>
    <style:style style:name="T21" style:family="text">
      <style:text-properties fo:color="#000000" loext:opacity="100%" style:font-name="Liberation Sans" fo:font-size="16pt" fo:font-style="normal" officeooo:rsid="000e54d9" fo:background-color="transparent" loext:char-shading-value="0" style:font-name-asian="Microsoft YaHei" style:font-size-asian="16pt" style:font-style-asian="normal" style:font-name-complex="Arial1" style:font-size-complex="16pt" style:font-style-complex="normal"/>
    </style:style>
    <style:style style:name="T22" style:family="text">
      <style:text-properties officeooo:rsid="0006aefd"/>
    </style:style>
    <style:style style:name="T23" style:family="text">
      <style:text-properties fo:font-weight="bold" style:font-weight-asian="bold" style:font-weight-complex="bold"/>
    </style:style>
    <style:style style:name="T24" style:family="text">
      <style:text-properties fo:font-weight="bold" officeooo:rsid="00082755" style:font-weight-asian="bold" style:font-weight-complex="bold"/>
    </style:style>
    <style:style style:name="T25" style:family="text">
      <style:text-properties fo:font-style="normal" officeooo:rsid="000f5ab4" style:font-name-asian="Microsoft YaHei" style:font-size-asian="10.5pt" style:font-style-asian="normal" style:font-weight-asian="bold" style:font-name-complex="Arial1" style:font-size-complex="12pt" style:font-style-complex="normal" style:font-weight-complex="bold"/>
    </style:style>
    <style:style style:name="T26" style:family="text">
      <style:text-properties fo:font-style="normal" officeooo:rsid="000ec03c" style:font-name-asian="Microsoft YaHei" style:font-size-asian="10.5pt" style:font-style-asian="normal" style:font-weight-asian="bold" style:font-name-complex="Arial1" style:font-size-complex="12pt" style:font-style-complex="normal" style:font-weight-complex="bold"/>
    </style:style>
    <style:style style:name="T27" style:family="text">
      <style:text-properties fo:font-weight="normal" style:font-weight-asian="normal" style:font-weight-complex="normal"/>
    </style:style>
    <style:style style:name="T28" style:family="text">
      <style:text-properties fo:color="#d4d4d4" loext:opacity="100%" style:font-name="Consolas" fo:font-size="10.5pt" fo:font-weight="normal" fo:background-color="#1e1e1e" loext:char-shading-value="0"/>
    </style:style>
    <style:style style:name="T29" style:family="text">
      <style:text-properties officeooo:rsid="00082755"/>
    </style:style>
    <style:style style:name="T30" style:family="text">
      <style:text-properties fo:color="#b5cea8" loext:opacity="100%"/>
    </style:style>
    <style:style style:name="T31" style:family="text">
      <style:text-properties fo:color="#b5cea8" loext:opacity="100%" style:font-name="Consolas" fo:font-size="10.5pt"/>
    </style:style>
    <style:style style:name="T32" style:family="text">
      <style:text-properties fo:color="#b5cea8" loext:opacity="100%" style:font-name="Consolas" fo:font-size="10.5pt" fo:font-weight="normal"/>
    </style:style>
    <style:style style:name="T33" style:family="text">
      <style:text-properties fo:color="#b5cea8" loext:opacity="100%" style:font-name="Consolas" fo:font-size="10.5pt" fo:font-weight="normal" fo:background-color="#1e1e1e" loext:char-shading-value="0"/>
    </style:style>
    <style:style style:name="T34" style:family="text">
      <style:text-properties officeooo:rsid="000e54d9"/>
    </style:style>
    <style:style style:name="T35" style:family="text">
      <style:text-properties fo:color="#9cdcfe" loext:opacity="100%"/>
    </style:style>
    <style:style style:name="T36" style:family="text">
      <style:text-properties fo:color="#9cdcfe" loext:opacity="100%" style:font-name="Consolas" fo:font-size="10.5pt"/>
    </style:style>
    <style:style style:name="T37" style:family="text">
      <style:text-properties fo:color="#9cdcfe" loext:opacity="100%" style:font-name="Consolas" fo:font-size="10.5pt" fo:font-weight="normal"/>
    </style:style>
    <style:style style:name="T38" style:family="text">
      <style:text-properties fo:color="#9cdcfe" loext:opacity="100%" style:font-name="Consolas" fo:font-size="10.5pt" fo:font-weight="normal" fo:background-color="#1e1e1e" loext:char-shading-value="0"/>
    </style:style>
    <style:style style:name="T39" style:family="text">
      <style:text-properties style:font-name="Liberation Sans" fo:font-size="16pt" fo:font-style="normal" officeooo:rsid="000e54d9" fo:background-color="transparent" loext:char-shading-value="0" style:font-name-asian="Microsoft YaHei" style:font-size-asian="16pt" style:font-style-asian="normal" style:font-name-complex="Arial1" style:font-size-complex="16pt" style:font-style-complex="normal"/>
    </style:style>
    <style:style style:name="T40" style:family="text">
      <style:text-properties style:font-name="Liberation Sans" fo:font-size="16pt" fo:font-style="normal" fo:background-color="transparent" loext:char-shading-value="0" style:font-name-asian="Microsoft YaHei" style:font-size-asian="16pt" style:font-style-asian="normal" style:font-name-complex="Arial1" style:font-size-complex="16pt" style:font-style-complex="normal"/>
    </style:style>
    <style:style style:name="T41" style:family="text">
      <style:text-properties style:font-name="Consolas" fo:font-size="10.5pt"/>
    </style:style>
    <style:style style:name="T42" style:family="text">
      <style:text-properties style:font-name="Consolas" fo:font-size="10.5pt" fo:font-weight="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D</text:span><text:span text:style-name="T2">ecisiones de diseño tomadas y las tecnologías utilizadas.</text:span></text:p>
      <text:p text:style-name="P21">Sobre mi diseño debo añadir que los colores utilizados son los colores propios de la marca(en este caso la hamburguesería <text:span text:style-name="T22">A</text:span>ngelo). El colo gris oscuro utilizado para los footers y los headers es el color de la franja que cruza el logo, mientras que el color pastel utilizado de fondo en mi web es el color de fondo en el logo de la marca.</text:p>
      <text:p text:style-name="P22">El desarrollo de mi página web ha sido con <text:span text:style-name="T23">Bootstrap5</text:span>(mencionando el framework se tiene en cuenta que se ha utilizado el JS incluido en algunos componentes), con <text:span text:style-name="T23">CSS3</text:span> y <text:span text:style-name="T23">HTML5</text:span></text:p>
      <text:p text:style-name="P26"/>
      <text:p text:style-name="P3">Describir cómo se aplicaron los selectores CSS, media queries, container queries, Normalize.css y Autoprefixer en el proyecto</text:p>
      <text:h text:style-name="P4" text:outline-level="2"><text:span text:style-name="T22">Uso de selectores</text:span></text:h>
      <text:h text:style-name="P5" text:outline-level="2"><text:span text:style-name="T23">Selector de hermanos generales(~)</text:span>: Lo utilizo en mi archivo común de CSS para todos los archivos. En mi caso lo utilizo como <text:span text:style-name="T23">h2~p,</text:span> <text:s/>siendo utilizado para darle el color aplicado en la cabecera y en el pie a los <text:span text:style-name="T23">p</text:span> con un padre común,a <text:s/>su vez precedidos por un <text:span text:style-name="T23">h2</text:span>. <text:span text:style-name="T29">También repito este selector en mi página principal, utilizándolo de la misma manera, solo que en vez de aplicarlo para los </text:span><text:span text:style-name="T24">h2</text:span><text:span text:style-name="T29">, lo utilizo para los </text:span><text:span text:style-name="T24">h3.</text:span></text:h>
      <text:p text:style-name="P28"><text:span text:style-name="T4"/></text:p>
      <text:p text:style-name="P29"><text:span text:style-name="T10">S</text:span><text:span text:style-name="T11">elector de hermanos adyacentes(+)</text:span><text:span text:style-name="T5">: Lo utilizo en el CSS específico de la sección de pizzer</text:span><text:span text:style-name="T6">í</text:span><text:span text:style-name="T5">a </text:span><text:span text:style-name="T6">para aplicar estilo de fuente itálica a todos los </text:span><text:span text:style-name="T12">p </text:span><text:span text:style-name="T6">que estén al mismo nivel que los </text:span><text:span text:style-name="T12">h4. h4+p</text:span></text:p>
      <text:p text:style-name="P29"><text:span text:style-name="T12"/></text:p>
      <text:p text:style-name="P30"><text:span text:style-name="T12">Selector nth-last-of-type(n): </text:span><text:span text:style-name="T6">Lo utilizo en el CSS específico de mi sección de quién somos </text:span><text:span text:style-name="T7">para darle negrita al último </text:span><text:span text:style-name="T13">p. p:nth-last-of-type(1)</text:span></text:p>
      <text:h text:style-name="P6" text:outline-level="2"><text:span text:style-name="T17"/></text:h>
      <text:h text:style-name="P6" text:outline-level="2" text:is-list-header="true"><text:span text:style-name="T17">U</text:span><text:span text:style-name="T16">so de media queries</text:span></text:h>
      <text:h text:style-name="P12" text:outline-level="3">main.css</text:h>
      <text:p text:style-name="P31"><text:span text:style-name="T7">E</text:span><text:span text:style-name="T5">n este archivo utilizo el media query </text:span><text:span text:style-name="T11">min-width 768 px </text:span><text:span text:style-name="T5">para alinear el texto al centro <text:s/>y para dejar un </text:span><text:span text:style-name="T11">padding de 5px</text:span><text:span text:style-name="T5"> en el pie de página y para darle el tamaño a los textos</text:span><text:span text:style-name="T11">(p 20px, h2 30px)</text:span></text:p>
      <text:p text:style-name="P31"><text:soft-page-break/><text:span text:style-name="T5">También utilizo uno con </text:span><text:span text:style-name="T11">min-width 992px </text:span><text:span text:style-name="T5">para dejar un </text:span><text:span text:style-name="T11">padding de 20px</text:span><text:span text:style-name="T5"> en el pie de página y para darle el tamaño a los textos</text:span><text:span text:style-name="T11">(p 15px, h2 23px); </text:span><text:span text:style-name="T5">Además alineo a la izquierda los h2</text:span></text:p>
      <text:h text:style-name="P7" text:outline-level="2">paginaInicio.css</text:h>
      <text:p text:style-name="P32"><text:span text:style-name="T7">E</text:span><text:span text:style-name="T5">n este archivo utilizo el media query </text:span><text:span text:style-name="T11">min-width 768 px </text:span><text:span text:style-name="T8">añado un </text:span><text:span text:style-name="T14">display none</text:span><text:span text:style-name="T8"> a la clase imagenPortada, que está asociada a la imagen que solo se ve en dispositivos de más de 992px de ancho</text:span></text:p>
      <text:p text:style-name="P32"><text:span text:style-name="T5">También utilizo uno con </text:span><text:span text:style-name="T11">min-width 992px </text:span><text:span text:style-name="T8">añado a la clase imagenPortada un </text:span><text:span text:style-name="T14">display block</text:span><text:span text:style-name="T8"> para que la imagen de la portada se muestre. En este media query también añado un </text:span><text:span text:style-name="T14">width 80%</text:span><text:span text:style-name="T8"> </text:span><text:span text:style-name="T9">a la clase imagenReparto que es la imagen en la que se dan los datos para los repartos. Por último añado a las clases imagenPortada y carousel <text:s/></text:span><text:span text:style-name="T15">padding y <text:s/>margin 0</text:span><text:span text:style-name="T9"> y le fijo la </text:span><text:span text:style-name="T15">altura a 700px</text:span><text:span text:style-name="T9"> para que la imagen y el carrousel esten a la misma altura</text:span></text:p>
      <text:h text:style-name="P8" text:outline-level="2"><text:span text:style-name="T39">p</text:span><text:span text:style-name="T40">izzeria.css</text:span></text:h>
      <text:p text:style-name="P23">En este fichero CSS utilizo los media queries para cambiar los ordenes de imágenes según el dispositivo.</text:p>
      <text:p text:style-name="P23">El orden cambia en dispositivos de 778px de ancho como mínimo , <text:span text:style-name="T34">poniendo primero el texto y después las imágenes para que estas queden a la derecha del texto.</text:span></text:p>
      <text:h text:style-name="Heading_20_2" text:outline-level="2" text:is-list-header="true"/>
      <text:h text:style-name="Heading_20_2" text:outline-level="2">Container <text:span text:style-name="T23">queries</text:span></text:h>
      <text:p text:style-name="P23">No utilizo ninguno ya que estos no me los llegaba a reconocer el navegador .</text:p>
      <text:p text:style-name="P27"/>
      <text:p text:style-name="P27">Normalize.css</text:p>
      <text:p text:style-name="P24">No lo añado ya que este se aplica junto al border-box al vincular el html a Bootstrap5.</text:p>
      <text:p text:style-name="P33"/>
      <text:p text:style-name="P33"/>
      <text:h text:style-name="Heading_20_2" text:outline-level="2"><text:soft-page-break/>Autoprefixer</text:h>
      <text:h text:style-name="P9" text:outline-level="3">main.css</text:h>
      <text:h text:style-name="P10" text:outline-level="3">Es aplicado en la clase centrado añadiendo los siguientes atributos:</text:h>
      <text:p text:style-name="P15">display: -webkit-box;</text:p>
      <text:p text:style-name="P16">display: -ms-flexbox;</text:p>
      <text:p text:style-name="P16">-webkit-box-align: center;</text:p>
      <text:p text:style-name="P16">-ms-flex-align: center;</text:p>
      <text:p text:style-name="P16">-webkit-box-pack: center;</text:p>
      <text:p text:style-name="P16">-ms-flex-pack: center;</text:p>
      <text:p text:style-name="P14"/>
      <text:p text:style-name="P13"><text:span text:style-name="T42"/></text:p>
      <text:h text:style-name="P11" text:outline-level="3" text:is-list-header="true"><text:span text:style-name="T18">p</text:span><text:span text:style-name="T19">izzeria.css</text:span></text:h>
      <text:p text:style-name="P34">En el id imagenPizzaTime de la siguiente manera</text:p>
      <text:p text:style-name="P25">En la parte que es aplicada para móviles</text:p>
      <text:p text:style-name="P18">-webkit-box-ordinal-group: 1;</text:p>
      <text:p text:style-name="P16">-ms-flex-order: 0;</text:p>
      <text:p text:style-name="P25"/>
      <text:p text:style-name="P25">En el media query min-width 768px</text:p>
      <text:p text:style-name="P18">-webkit-box-ordinal-group: 3;</text:p>
      <text:p text:style-name="P16">-ms-flex-order: 2;</text:p>
      <text:p text:style-name="P25"/>
      <text:p text:style-name="P25">En el media query max-width 992px</text:p>
      <text:p text:style-name="P18">-webkit-box-ordinal-group: 2;</text:p>
      <text:p text:style-name="P16">-ms-flex-order: 1;</text:p>
      <text:p text:style-name="P25"/>
      <text:p text:style-name="P34">En el id cartaPizza</text:p>
      <text:p text:style-name="P25">En la parte que es aplicada para móviles</text:p>
      <text:p text:style-name="P18">-webkit-box-ordinal-group: 1;</text:p>
      <text:p text:style-name="P17">-ms-flex-order: 0;</text:p>
      <text:p text:style-name="P25"/>
      <text:p text:style-name="P25">En el media query min-width 768px</text:p>
      <text:p text:style-name="P18">-webkit-box-ordinal-group: 1;</text:p>
      <text:p text:style-name="P16">-ms-flex-order: 0;</text:p>
      <text:p text:style-name="P25"/>
      <text:p text:style-name="P25"/>
      <text:p text:style-name="P25"><text:soft-page-break/>En el media query max-width 992px</text:p>
      <text:p text:style-name="P18">-webkit-box-ordinal-group: 1;</text:p>
      <text:p text:style-name="P16">-ms-flex-order: 0;</text:p>
      <text:p text:style-name="P34"/>
      <text:p text:style-name="P34">En la clase carruselKebab</text:p>
      <text:p text:style-name="P18">-webkit-box-ordinal-group: 1;</text:p>
      <text:p text:style-name="P17">-ms-flex-order: 0;</text:p>
      <text:p text:style-name="P17"/>
      <text:p text:style-name="P19"><text:span text:style-name="T27">En el media query min-width 768pxç</text:span></text:p>
      <text:p text:style-name="P20"><text:span text:style-name="T25"><text:s/></text:span><text:span text:style-name="T26">-webkit-box-ordinal-group: 3;</text:span></text:p>
      <text:p text:style-name="P16"><text:s/>-ms-flex-order: 2;</text:p>
      <text:p text:style-name="P17"/>
      <text:p text:style-name="P25"/>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 Black" svg:font-family="'Arial Black'" style:font-adornments="Normal" style:font-family-generic="swiss" style:font-pitch="variable"/>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c9211e" loext:opacity="100%" style:font-name="Arial Black" fo:font-size="16pt" officeooo:rsid="00041795" officeooo:paragraph-rsid="00041795" style:font-size-asian="16pt" style:font-size-complex="16pt"/>
    </style:style>
    <style:style style:name="MP2" style:family="paragraph" style:parent-style-name="Footer">
      <style:paragraph-properties fo:text-align="end" style:justify-single-word="false"/>
      <style:text-properties officeooo:rsid="00041795" officeooo:paragraph-rsid="00041795"/>
    </style:style>
    <style:style style:name="MT1" style:family="text">
      <style:text-properties fo:color="#c9211e" loext:opacity="100%" style:font-name="Arial Black"/>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actica 4.2: <text:s text:c="3"/>Creación de web con Bootstrap <text:s text:c="5"/>DIW</text:p>
      </style:header>
      <style:footer>
        <text:p text:style-name="MP2"><text:bookmark-start text:name="PageNumWizard_FOOTER_Estilo de página predeterminado1"/><text:span text:style-name="MT1"><text:page-number text:select-page="current">4</text:page-number></text:span><text:bookmark-end text:name="PageNumWizard_FOOTER_Estilo de página predeterminado1"/><text:span text:style-name="MT1"><text:tab/> <text:s text:c="55"/>Ismael Sánchez González Curso 23/24</text:span><text:tab/> <text:s text:c="5"/></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31T13:02:27.763000000</meta:creation-date>
    <dc:date>2023-11-01T21:34:16.072000000</dc:date>
    <meta:editing-duration>PT1H46M4S</meta:editing-duration>
    <meta:editing-cycles>3</meta:editing-cycles>
    <meta:generator>LibreOffice/7.3.6.2$Windows_X86_64 LibreOffice_project/c28ca90fd6e1a19e189fc16c05f8f8924961e12e</meta:generator>
    <meta:document-statistic meta:table-count="0" meta:image-count="0" meta:object-count="0" meta:page-count="4" meta:paragraph-count="60" meta:word-count="667" meta:character-count="4066" meta:non-whitespace-character-count="3381"/>
  </office:meta>
</office:document-meta>
</file>